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15cm" draw:marker-start-width="0.425cm" draw:marker-end-width="0.425cm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="none" draw:fill-color="#ffffff" fo:min-height="1.607cm" draw:fontwork-distance="2.22cm" draw:fontwork-start="0cm" draw:fontwork-shadow-offset-x="0cm" draw:fontwork-shadow-offset-y="0cm"/>
    </style:style>
    <style:style style:name="gr3" style:family="graphic" style:parent-style-name="standard">
      <style:graphic-properties draw:stroke="none" svg:stroke-color="#000000" draw:fill="none" draw:fill-color="#ffffff" fo:min-height="1.607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 draw:fontwork-distance="1.02cm" draw:fontwork-start="0cm" draw:fontwork-shadow-offset-x="0cm" draw:fontwork-shadow-offset-y="0cm"/>
    </style:style>
    <style:style style:name="gr5" style:family="graphic" style:parent-style-name="standard">
      <style:graphic-properties draw:stroke="none" svg:stroke-color="#000000" draw:fill="none" draw:fill-color="#ffffff" fo:min-height="0.818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20pt" style:font-size-asian="20pt" style:font-size-complex="2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center" fo:text-indent="0cm"/>
      <style:text-properties fo:font-family="'Palatino Linotype'" style:font-family-generic="roman" style:font-pitch="variable"/>
    </style:style>
    <style:style style:name="T1" style:family="text">
      <style:text-properties fo:font-family="'Palatino Linotype'" style:font-family-generic="roman" style:font-pitch="variable" fo:font-size="20pt" style:font-size-asian="20pt" style:font-size-complex="20pt"/>
    </style:style>
    <style:style style:name="T2" style:family="text">
      <style:text-properties fo:font-family="'Palatino Linotype'" style:font-family-generic="roman" style:font-pitch="variable" fo:font-size="14pt" style:font-size-asian="14pt" style:font-size-complex="14pt"/>
    </style:style>
    <style:style style:name="T3" style:family="text">
      <style:text-properties fo:font-family="'Palatino Linotype'" style:font-family-generic="roman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4.936cm" svg:y1="6.319cm" svg:x2="4.936cm" svg:y2="21.081cm">
          <text:p text:style-name="P4"/>
        </draw:line>
        <draw:frame draw:style-name="gr2" draw:text-style-name="P3" draw:layer="layout" svg:width="3.909cm" svg:height="2.147cm" svg:x="3.198cm" svg:y="3.673cm">
          <draw:text-box>
            <text:p text:style-name="P2"><text:span text:style-name="T1">User Agent A</text:span></text:p>
          </draw:text-box>
        </draw:frame>
        <draw:line draw:style-name="gr1" draw:text-style-name="P1" draw:layer="layout" svg:x1="15.536cm" svg:y1="6.319cm" svg:x2="15.536cm" svg:y2="21.102cm">
          <text:p text:style-name="P4"/>
        </draw:line>
        <draw:frame draw:style-name="gr3" draw:text-style-name="P3" draw:layer="layout" svg:width="3.909cm" svg:height="2.147cm" svg:x="13.599cm" svg:y="3.674cm">
          <draw:text-box>
            <text:p text:style-name="P2"><text:span text:style-name="T1">User Agent B</text:span></text:p>
          </draw:text-box>
        </draw:frame>
        <draw:g>
          <draw:line draw:style-name="gr4" draw:text-style-name="P2" draw:layer="layout" svg:x1="4.955cm" svg:y1="6.99cm" svg:x2="15.51cm" svg:y2="6.99cm">
            <text:p text:style-name="P2"><text:span text:style-name="T2"/></text:p>
            <text:p text:style-name="P2"/>
          </draw:line>
          <draw:frame draw:style-name="gr5" draw:text-style-name="P4" draw:layer="layout" svg:width="3.076cm" svg:height="1.068cm" svg:x="5.206cm" svg:y="6.066cm">
            <draw:text-box>
              <text:p text:style-name="P2"><text:span text:style-name="T2">(1) INVITE</text:span></text:p>
            </draw:text-box>
          </draw:frame>
        </draw:g>
        <draw:g>
          <draw:line draw:style-name="gr6" draw:text-style-name="P1" draw:layer="layout" svg:x1="15.51cm" svg:y1="9.035cm" svg:x2="4.991cm" svg:y2="9.035cm">
            <text:p text:style-name="P4"/>
          </draw:line>
          <draw:frame draw:style-name="gr5" draw:text-style-name="P4" draw:layer="layout" svg:width="4.389cm" svg:height="1.068cm" svg:x="11.142cm" svg:y="8.123cm">
            <draw:text-box>
              <text:p text:style-name="P2"><text:span text:style-name="T2">(2) 100 TRYING</text:span></text:p>
            </draw:text-box>
          </draw:frame>
        </draw:g>
        <draw:g>
          <draw:line draw:style-name="gr6" draw:text-style-name="P1" draw:layer="layout" svg:x1="15.51cm" svg:y1="10.412cm" svg:x2="4.991cm" svg:y2="10.412cm">
            <text:p text:style-name="P4"/>
          </draw:line>
          <draw:frame draw:style-name="gr5" draw:text-style-name="P4" draw:layer="layout" svg:width="4.389cm" svg:height="1.068cm" svg:x="11.142cm" svg:y="9.5cm">
            <draw:text-box>
              <text:p text:style-name="P2"><text:span text:style-name="T2">(3) 180 RINGING</text:span></text:p>
            </draw:text-box>
          </draw:frame>
        </draw:g>
        <draw:g>
          <draw:line draw:style-name="gr6" draw:text-style-name="P1" draw:layer="layout" svg:x1="15.51cm" svg:y1="11.838cm" svg:x2="4.991cm" svg:y2="11.838cm">
            <text:p text:style-name="P4"/>
          </draw:line>
          <draw:frame draw:style-name="gr5" draw:text-style-name="P4" draw:layer="layout" svg:width="4.389cm" svg:height="1.068cm" svg:x="11.142cm" svg:y="10.926cm">
            <draw:text-box>
              <text:p text:style-name="P2"><text:span text:style-name="T2">(4) 200 OK</text:span></text:p>
            </draw:text-box>
          </draw:frame>
        </draw:g>
        <draw:g>
          <draw:line draw:style-name="gr4" draw:text-style-name="P2" draw:layer="layout" svg:x1="4.956cm" svg:y1="13.29cm" svg:x2="15.511cm" svg:y2="13.29cm">
            <text:p text:style-name="P2"><text:span text:style-name="T2"/></text:p>
            <text:p text:style-name="P2"/>
          </draw:line>
          <draw:frame draw:style-name="gr5" draw:text-style-name="P4" draw:layer="layout" svg:width="3.076cm" svg:height="1.068cm" svg:x="5.207cm" svg:y="12.366cm">
            <draw:text-box>
              <text:p text:style-name="P2"><text:span text:style-name="T2">(5) ACK</text:span></text:p>
            </draw:text-box>
          </draw:frame>
        </draw:g>
        <draw:g>
          <draw:line draw:style-name="gr4" draw:text-style-name="P2" draw:layer="layout" svg:x1="4.957cm" svg:y1="17.89cm" svg:x2="15.512cm" svg:y2="17.89cm">
            <text:p text:style-name="P2"><text:span text:style-name="T2"/></text:p>
            <text:p text:style-name="P2"/>
          </draw:line>
          <draw:frame draw:style-name="gr5" draw:text-style-name="P4" draw:layer="layout" svg:width="3.076cm" svg:height="1.068cm" svg:x="5.208cm" svg:y="16.966cm">
            <draw:text-box>
              <text:p text:style-name="P2"><text:span text:style-name="T2">(6) BYE</text:span></text:p>
            </draw:text-box>
          </draw:frame>
        </draw:g>
        <draw:g>
          <draw:line draw:style-name="gr6" draw:text-style-name="P1" draw:layer="layout" svg:x1="15.51cm" svg:y1="19.238cm" svg:x2="4.991cm" svg:y2="19.238cm">
            <text:p text:style-name="P4"/>
          </draw:line>
          <draw:frame draw:style-name="gr5" draw:text-style-name="P4" draw:layer="layout" svg:width="4.389cm" svg:height="1.068cm" svg:x="11.142cm" svg:y="18.326cm">
            <draw:text-box>
              <text:p text:style-name="P2"><text:span text:style-name="T2">(4) 200 OK</text:span></text:p>
            </draw:text-box>
          </draw:frame>
        </draw:g>
        <draw:custom-shape draw:style-name="gr7" draw:text-style-name="P5" draw:layer="layout" svg:width="10.471cm" svg:height="2.315cm" svg:x="4.997cm" svg:y="14.298cm">
          <text:p text:style-name="P5"><text:span text:style-name="T3">RTP / RTCP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initial-creator>Thomas Plotkowiak</meta:initial-creator>
    <meta:creation-date>2008-05-03T18:38:32</meta:creation-date>
    <dc:creator>Thomas Plotkowiak</dc:creator>
    <dc:date>2008-05-03T19:29:58</dc:date>
    <meta:editing-cycles>2</meta:editing-cycles>
    <meta:editing-duration>PT18M27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